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0fe" officeooo:paragraph-rsid="000fa0fe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style:paragraph-properties fo:text-align="justify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justify"/>
    </style:style>
    <style:style style:name="P6" style:family="paragraph">
      <loext:graphic-properties draw:fill="none" draw:fill-color="#ffffff"/>
      <style:paragraph-properties fo:text-align="justify" style:writing-mode="lr-tb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.5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3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="none" draw:textarea-vertical-align="middle" draw:auto-grow-height="false" fo:min-height="4.798cm" fo:min-width="0.2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="none" draw:textarea-vertical-align="middle" draw:auto-grow-height="false" fo:min-height="4.08cm" fo:min-width="0.2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="none" draw:textarea-vertical-align="middle" draw:auto-grow-height="false" fo:min-height="4.461cm" fo:min-width="0.2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3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000000" draw:fill="none" draw:textarea-vertical-align="middle" draw:auto-grow-height="false" fo:min-height="14.224cm" fo:min-width="0.2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Wilson Rodas</text:p>
      <text:p text:style-name="P1">Fecha: 16/10/2020</text:p>
      <text:p text:style-name="P1"/>
      <text:p text:style-name="P1"><draw:custom-shape text:anchor-type="paragraph" draw:z-index="0" draw:name="Forma1" draw:style-name="gr9" draw:text-style-name="P7" svg:width="0.766cm" svg:height="15.004cm" svg:x="4.53cm" svg:y="0.191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1" draw:name="Forma2" draw:style-name="gr8" draw:text-style-name="P8" svg:width="4.379cm" svg:height="1.384cm" svg:x="-0.143cm" svg:y="6.798cm"><draw:text-box><text:p>Aplicaciones de la redes neuronales artificiales</text:p></draw:text-box></draw:frame><draw:custom-shape text:anchor-type="paragraph" draw:z-index="2" draw:name="Forma1_0" draw:style-name="gr7" draw:text-style-name="P7" svg:width="0.766cm" svg:height="4.705cm" svg:x="9.322cm" svg:y="0.067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3" draw:name="Forma3" draw:style-name="gr1" draw:text-style-name="P8" svg:width="3.94cm" svg:height="1.587cm" svg:x="5.295cm" svg:y="2.036cm"><draw:text-box><text:p>Caso 1: Predicción de quiebra</text:p></draw:text-box></draw:frame><draw:custom-shape text:anchor-type="paragraph" draw:z-index="4" draw:name="Forma1_1" draw:style-name="gr6" draw:text-style-name="P7" svg:width="0.766cm" svg:height="4.303cm" svg:x="9.382cm" svg:y="5.128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" draw:name="Forma1_2" draw:style-name="gr5" draw:text-style-name="P7" svg:width="0.766cm" svg:height="5.06cm" svg:x="9.382cm" svg:y="9.894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7" draw:name="Forma3_0" draw:style-name="gr1" draw:text-style-name="P2" svg:width="3.94cm" svg:height="1.587cm" svg:x="5.295cm" svg:y="6.828cm"><draw:text-box><text:p><text:span text:style-name="T1">Caso 2: Consulta de información</text:span></text:p></draw:text-box></draw:frame><draw:frame text:anchor-type="paragraph" draw:z-index="8" draw:name="Forma4_0" draw:style-name="gr3" draw:text-style-name="P6" svg:width="16.401cm" svg:height="4.871cm" svg:x="10.148cm" svg:y="5.392cm"><draw:text-box><text:p text:style-name="P3"><text:span text:style-name="T1">- Aplicación en el área de las ciencias de la computación</text:span></text:p><text:p text:style-name="P3"><text:span text:style-name="T1">- Los proyectos utilizan RNA de tipo perceptrón, neocognitrón, y SOM. </text:span></text:p><text:p text:style-name="P3"><text:span text:style-name="T1">- Modulos que permiten la gestión bibliotecaria, clasificación de la información, filtrado de información, descubrimiento de información, y descubrimiento de información. </text:span></text:p><text:p text:style-name="P3"><text:span text:style-name="T1">- Aunque los proyectos tienen potencial y muestran resultados regulares-buenos en cuanto a la recuperación de la información, todavía tenían limitaciones con el volumen de procesamiento.</text:span></text:p><text:p text:style-name="P3"><text:span text:style-name="T1">- </text:span><text:span text:style-name="T4">Referencia:</text:span><text:span text:style-name="T1"> Anegón, M. (1998). La aplicación de Redes Neuronales Artificiales (RNA): a la recuperación de la información. Recuperado de: https://core.ac.uk/download/pdf/38981351.pdf</text:span></text:p></draw:text-box></draw:frame><draw:frame text:anchor-type="paragraph" draw:z-index="6" draw:name="Forma4" draw:style-name="gr4" draw:text-style-name="P5" svg:width="15.579cm" svg:height="4.384cm" svg:x="10.232cm" svg:y="0.25cm"><draw:text-box><text:p text:style-name="P3">- Aplicación en el área financiera</text:p><text:p text:style-name="P3">- Utiliza un RNA de tipo perceptrón multicapa</text:p><text:p text:style-name="P3">- Se utilizaron 3 neuronas en la capa de entrada; 4 en la capa oculta; <text:s/>y una en la capa de <text:s text:c="6"/>salida. </text:p><text:p text:style-name="P3">- La RNA empleada superó a los métodos convencionales de Regresión <text:s text:c="2"/>logística y <text:s text:c="13"/>Análisis discriminante, obteniendo un mejor ajuste y predicción de los valores de la <text:s text:c="11"/>cartera. </text:p><text:p text:style-name="P3">- <text:span text:style-name="T2">Referencia:</text:span> Sánchez, J. (2003). RAE: Revista Asturiana de Economía. Recuperado de: <text:s text:c="5"/>dialnet.unirioja.es</text:p></draw:text-box></draw:frame><draw:frame text:anchor-type="paragraph" draw:z-index="9" draw:name="Forma4_1" draw:style-name="gr2" draw:text-style-name="P5" svg:width="15.579cm" svg:height="4.86cm" svg:x="10.148cm" svg:y="9.894cm"><draw:text-box><text:p text:style-name="P3">- Aplicación en el área la medicina</text:p><text:p text:style-name="P3">- Utiliza un RNA de tipo perceptrón multicapa con retropropagación del error</text:p><text:p text:style-name="P3">- Investigación para calibrar el modelo de probabilidad de mortalidad (MPM II)</text:p><text:p text:style-name="P3">- Se obtuvo como resultado que la RNA era mejor en cuanto a calibración y discriminación en el modelo de 24 horas, pero no alcanzaba significación.</text:p><text:p text:style-name="P4">- <text:span text:style-name="T2">Referencia: </text:span><text:span text:style-name="T3">Trujillano, J; Badía, M; Marches, J; Rodríguez, Á; Serviá, L; Sorribas, A. (2005). Redes neuronales artificiales en Medicina Intensiva. Ejemplo de aplicación con las variables del MPM II. Recuperado de: https://www.sciencedirect.com/science/article/abs/pii/S021056910574198X</text:span></text:p></draw:text-box></draw:frame><draw:frame text:anchor-type="paragraph" draw:z-index="10" draw:name="Forma3_2" draw:style-name="gr1" draw:text-style-name="P2" svg:width="3.94cm" svg:height="1.587cm" svg:x="5.295cm" svg:y="11.686cm"><draw:text-box><text:p><text:span text:style-name="T1">Caso 3: Aplicación con </text:span><text:span text:style-name="T1">las variables del MPM </text:span><text:span text:style-name="T1">II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1:30:52.652789296</meta:creation-date>
    <dc:date>2020-10-14T12:47:51.707499931</dc:date>
    <meta:editing-duration>PT1M57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2" meta:word-count="5" meta:character-count="37" meta:non-whitespace-character-count="34"/>
  </office:meta>
</office:document-meta>
</file>